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46cm" svg:y1="1.27cm" svg:x2="6.985cm" svg:y2="3.81cm">
          <text:p/>
        </draw:line>
        <draw:line draw:style-name="gr1" draw:text-style-name="P1" draw:layer="layout" svg:x1="4.445cm" svg:y1="1.27cm" svg:x2="2.54cm" svg:y2="3.81cm">
          <text:p/>
        </draw:line>
        <draw:custom-shape draw:style-name="gr2" draw:text-style-name="P2" draw:layer="layout" svg:width="3.81cm" svg:height="1.27cm" svg:x="2.54cm" svg:y="0.635cm">
          <text:p text:style-name="P2"><text:span text:style-name="T1">Block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1cm" svg:height="1.27cm" svg:x="0.635cm" svg:y="3.81cm">
          <text:p text:style-name="P2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1cm" svg:height="1.27cm" svg:x="5.08cm" svg:y="3.81cm">
          <text:p text:style-name="P2"><text:span text:style-name="T1">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81cm" svg:height="0.954cm" svg:x="6.004cm" svg:y="2.24cm">
          <draw:text-box>
            <text:p text:style-name="P3"><text:span text:style-name="T1">color</text:span></text:p>
          </draw:text-box>
        </draw:frame>
        <draw:frame draw:style-name="gr4" draw:text-style-name="P3" draw:layer="layout" svg:width="1.95cm" svg:height="0.954cm" svg:x="1.365cm" svg:y="2.221cm">
          <draw:text-box>
            <text:p text:style-name="P3"><text:span text:style-name="T1">sha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25cm" fo:page-height="5.7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21T11:36:47</meta:creation-date>
    <dc:date>2011-06-21T11:43:54</dc:date>
    <dc:creator>Bo Morgan</dc:creator>
    <meta:editing-duration>PT00H07M07S</meta:editing-duration>
    <meta:editing-cycles>1</meta:editing-cycles>
    <meta:document-statistic meta:object-count="7"/>
    <meta:generator>OpenOffice.org/3.2$Linux OpenOffice.org_project/320m19$Build-9505</meta:generator>
  </office:meta>
</office:document-meta>
</file>